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table:number-columns-repeated="5"/>
          <table:table-cell office:value-type="string" calcext:value-type="string">
            <text:p>Banne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style-name="ce3"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ginning of turn lower weakest enemy power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style-name="ce3"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gnores enemy power when dealing damag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number-columns-repeated="5"/>
          <table:table-cell office:value-type="string" calcext:value-type="string">
            <text:p>Driz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Drizzle card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3"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style-name="ce3"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style-name="ce3"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21:10:28.5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10-10T23:34:32.438000000</dc:date>
    <meta:editing-duration>P1DT4H29M22S</meta:editing-duration>
    <meta:editing-cycles>31</meta:editing-cycles>
    <meta:generator>LibreOffice/6.1.2.1$Windows_X86_64 LibreOffice_project/65905a128db06ba48db947242809d14d3f9a93fe</meta:generator>
    <meta:document-statistic meta:table-count="3" meta:cell-count="363" meta:object-count="0"/>
  </office:meta>
</office:document-meta>
</file>